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n Arbeit</text:h>
      <text:p text:style-name="P1"><text:a xlink:type="simple" xlink:href="../cubaja_config_en.pdf">(englisch)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we Finke</meta:initial-creator>
    <meta:creation-date>2010-01-30T12:31:50</meta:creation-date>
    <dc:date>2010-02-01T21:58:58</dc:date>
    <dc:creator>Uwe Finke</dc:creator>
    <meta:editing-duration>PT00H03M20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2" meta:word-count="3" meta:character-count="19"/>
  </office:meta>
</office:document-meta>
</file>